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846" officeooo:paragraph-rsid="00145846"/>
    </style:style>
    <style:style style:name="P2" style:family="paragraph" style:parent-style-name="Standard">
      <style:text-properties officeooo:rsid="001633cf" officeooo:paragraph-rsid="001633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al of the project:</text:p>
      <text:p text:style-name="P1"/>
      <text:p text:style-name="P1">Application that takes your input from input fields and inserts it in cv/resume format.</text:p>
      <text:p text:style-name="P1"/>
      <text:p text:style-name="P1">What do we have already?</text:p>
      <text:p text:style-name="P1"/>
      <text:p text:style-name="P1">There are 3 insertion components to the applications:</text:p>
      <text:p text:style-name="P1">1. personal information (name, email, phone, city)</text:p>
      <text:p text:style-name="P1">2. educational experience (school name, title of study, date of study)</text:p>
      <text:p text:style-name="P1">3. practical experience (company name, position title, main tasks of your job, date from until when you worked for that company)</text:p>
      <text:p text:style-name="P1"/>
      <text:p text:style-name="P1">Here is the catch:</text:p>
      <text:p text:style-name="P1">number 1. needs to be inserted only once, number 2. and 3. needs to be able to be repeated.</text:p>
      <text:p text:style-name="P1"/>
      <text:p text:style-name="P1"/>
      <text:p text:style-name="P1">We already have unique ID’s for all the insertions. Why do we even need the ID’s?</text:p>
      <text:p text:style-name="P2">We need it so that we can attach a delete/edit button to it.</text:p>
      <text:p text:style-name="P2"/>
      <text:p text:style-name="P2">Before we get on to the display, we should add an invidual edit/delete button per insertion. The application will be fully functional if we add tha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0:49:27.335094417</meta:creation-date>
    <dc:date>2022-12-04T15:34:15.182471663</dc:date>
    <meta:editing-duration>PT6H38M1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48" meta:character-count="831" meta:non-whitespace-character-count="695"/>
  </office:meta>
</office:document-meta>
</file>